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008cm" fo:min-width="1.656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188cm" fo:min-width="2.374cm"/>
    </style:style>
    <style:style style:name="gr3" style:family="graphic" style:parent-style-name="standard">
      <style:graphic-properties draw:stroke="none" draw:fill="none" draw:fill-color="#ffffff" fo:min-height="0.935cm"/>
    </style:style>
    <style:style style:name="gr4" style:family="graphic" style:parent-style-name="standard">
      <style:graphic-properties draw:stroke="dash" draw:stroke-dash="Fine_20_Dashed" svg:stroke-color="#000000" draw:fill="none" draw:fill-color="#ffffff" fo:min-height="1.655cm"/>
    </style:style>
    <style:style style:name="gr5" style:family="graphic" style:parent-style-name="standard">
      <style:graphic-properties draw:stroke="dash" draw:stroke-dash="Fine_20_Dashed" svg:stroke-color="#000000" draw:fill="none" draw:fill-color="#ffffff" fo:min-height="1.897cm"/>
    </style:style>
    <style:style style:name="gr6" style:family="graphic" style:parent-style-name="standard" style:list-style-name="L1">
      <style:graphic-properties draw:stroke="dash" draw:stroke-dash="Fine_20_Dashed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1.897cm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9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8pt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style:text-properties fo:font-size="12pt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style:paragraph-properties fo:margin-left="0cm" fo:margin-right="0cm" fo:margin-top="0cm" fo:margin-bottom="0cm" fo:line-height="100%" fo:text-indent="0cm"/>
      <style:text-properties fo:font-size="12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text-properties fo:color="#ff3333" fo:font-size="14pt" style:font-size-asian="14pt" style:font-size-complex="14pt"/>
    </style:style>
    <style:style style:name="P11" style:family="paragraph">
      <loext:graphic-properties draw:fill="none" draw:fill-color="#ffffff"/>
      <style:text-properties fo:color="#ff3333"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f3333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UseCase" draw:style-name="dp1" draw:master-page-name="Default">
        <draw:custom-shape draw:style-name="gr1" draw:text-style-name="P2" draw:layer="layout" svg:width="3.048cm" svg:height="1.778cm" svg:x="5.572cm" svg:y="2.651cm">
          <text:p text:style-name="P1"><text:span text:style-name="T1">Nhật ký mớ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048cm" svg:height="1.778cm" svg:x="5.699cm" svg:y="8.239cm">
          <text:p text:style-name="P1"><text:span text:style-name="T1">Đóng Nhật ký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4.064cm" svg:height="2.032cm" svg:x="5.064cm" svg:y="5.318cm">
          <text:p text:style-name="P1"><text:span text:style-name="T1">Chỉnh sửa nhật ký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Class" draw:style-name="dp1" draw:master-page-name="Default">
        <draw:frame draw:style-name="gr3" draw:text-style-name="P4" draw:layer="layout" svg:width="12.907cm" svg:height="1.185cm" svg:x="4.556cm" svg:y="1.085cm">
          <draw:text-box>
            <text:p text:style-name="P3"><text:a xlink:href="https://www.draw.io/?state=%7B%22folderId%22:%221K4EuyHVkMLgPvCh1T9qOORwTr111-9vy%22,%22action%22:%22create%22,%22userId%22:%22111666741022049525256%22%7D#G1obCwnX8wxBl5UKxMLvgm5UAlkXDWwZO9" xlink:type="simple">Đang vẽ thử ở drawIo hg.dzungGmail</text:a></text:p>
          </draw:text-box>
        </draw:frame>
        <draw:frame draw:style-name="gr4" draw:text-style-name="P6" xml:id="id3" draw:id="id3" draw:layer="layout" svg:width="4.445cm" svg:height="2.621cm" svg:x="1.889cm" svg:y="3.286cm">
          <draw:text-box>
            <text:p text:style-name="P5"><text:span text:style-name="T2">MayIn</text:span></text:p>
            <text:p text:style-name="P5"><text:span text:style-name="T1">+ Ten</text:span></text:p>
            <text:p text:style-name="P5"><text:span text:style-name="T1">+ ThongTin</text:span></text:p>
            <text:p text:style-name="P5"><text:span text:style-name="T1">__________</text:span></text:p>
            <text:p text:style-name="P5"><text:span text:style-name="T1"/></text:p>
          </draw:text-box>
        </draw:frame>
        <draw:frame draw:style-name="gr4" draw:text-style-name="P6" xml:id="id4" draw:id="id4" draw:layer="layout" svg:width="4.445cm" svg:height="1.905cm" svg:x="15.478cm" svg:y="4.429cm">
          <draw:text-box>
            <text:p text:style-name="P5"><text:span text:style-name="T2">ThoIn</text:span></text:p>
            <text:p text:style-name="P5"><text:span text:style-name="T1">+ MaSoNhanVien</text:span></text:p>
          </draw:text-box>
        </draw:frame>
        <draw:frame draw:style-name="gr5" draw:text-style-name="P6" xml:id="id2" draw:id="id2" draw:layer="layout" svg:width="4.445cm" svg:height="4.043cm" svg:x="7.477cm" svg:y="5.191cm">
          <draw:text-box>
            <text:p text:style-name="P5"><text:span text:style-name="T2">NhatKyMayIn</text:span></text:p>
            <text:p text:style-name="P5"><text:span text:style-name="T1">+ Ngay: Date</text:span></text:p>
            <text:p text:style-name="P5"><text:span text:style-name="T1">+ MayIn</text:span></text:p>
            <text:p text:style-name="P5"><text:span text:style-name="T1">+ TinhTrangMayIn</text:span></text:p>
            <text:p text:style-name="P5"><text:span text:style-name="T1">+ CounterBatDau</text:span></text:p>
            <text:p text:style-name="P5"><text:span text:style-name="T1">+ ChiTietNhatKy</text:span></text:p>
            <text:p text:style-name="P5"><text:span text:style-name="T1">------------------------</text:span></text:p>
            <text:p text:style-name="P5"><text:span text:style-name="T1"/></text:p>
          </draw:text-box>
        </draw:frame>
        <draw:frame draw:style-name="gr6" draw:text-style-name="P8" xml:id="id1" draw:id="id1" draw:layer="layout" svg:width="4.889cm" svg:height="3.569cm" svg:x="13.764cm" svg:y="8.493cm">
          <draw:text-box>
            <text:p text:style-name="P7"><text:span text:style-name="T3">ChiTietNhatKy</text:span></text:p>
            <text:p text:style-name="P7"><text:span text:style-name="T4">+ MaPhieuIn</text:span></text:p>
            <text:p text:style-name="P7"><text:span text:style-name="T4">+ SoTrangA4YeuCau</text:span></text:p>
            <text:p text:style-name="P7"><text:span text:style-name="T4">+ SoTrangA4DaIn</text:span></text:p>
            <text:p text:style-name="P7"><text:span text:style-name="T4">+ ThoIn</text:span></text:p>
            <text:p text:style-name="P7"><text:span text:style-name="T4">--------------------------</text:span></text:p>
            <text:p text:style-name="P7"><text:span text:style-name="T4"/></text:p>
          </draw:text-box>
        </draw:frame>
        <draw:connector draw:style-name="gr7" draw:text-style-name="P9" draw:layer="layout" svg:x1="13.764cm" svg:y1="10.277cm" svg:x2="11.922cm" svg:y2="7.212cm" draw:start-shape="id1" draw:start-glue-point="3" draw:end-shape="id2" draw:end-glue-point="1" svg:d="M13764 10277h-921v-3065h-921" svg:viewBox="0 0 1843 3066">
          <text:p/>
        </draw:connector>
        <draw:connector draw:style-name="gr7" draw:text-style-name="P9" draw:layer="layout" svg:x1="6.334cm" svg:y1="4.596cm" svg:x2="7.477cm" svg:y2="7.212cm" draw:start-shape="id3" draw:start-glue-point="1" draw:end-shape="id2" svg:d="M6334 4596h572v2616h571" svg:viewBox="0 0 1144 2617">
          <text:p/>
        </draw:connector>
        <draw:connector draw:style-name="gr7" draw:text-style-name="P9" draw:layer="layout" svg:x1="17.7cm" svg:y1="6.334cm" svg:x2="18.653cm" svg:y2="10.277cm" draw:start-shape="id4" draw:start-glue-point="2" draw:end-shape="id1" draw:end-glue-point="1" svg:d="M17700 6334v1080h1454v2863h-501" svg:viewBox="0 0 1455 3944">
          <text:p/>
        </draw:connector>
        <draw:frame draw:style-name="gr8" draw:text-style-name="P11" draw:layer="layout" svg:width="0.777cm" svg:height="0.806cm" svg:x="12.049cm" svg:y="5.826cm">
          <draw:text-box>
            <text:p text:style-name="P10"><text:span text:style-name="T5">0</text:span></text:p>
          </draw:text-box>
        </draw:frame>
        <draw:frame draw:style-name="gr9" draw:text-style-name="P11" draw:layer="layout" svg:width="0.777cm" svg:height="0.806cm" svg:x="19.288cm" svg:y="9.509cm">
          <draw:text-box>
            <text:p text:style-name="P10"><text:span text:style-name="T5">n</text:span></text:p>
          </draw:text-box>
        </draw:frame>
        <draw:frame draw:style-name="gr8" draw:text-style-name="P11" draw:layer="layout" svg:width="1.67cm" svg:height="0.806cm" svg:x="5.318cm" svg:y="5.826cm">
          <draw:text-box>
            <text:p text:style-name="P10"><text:span text:style-name="T5">1--&gt;n</text:span></text:p>
          </draw:text-box>
        </draw:frame>
        <draw:frame draw:style-name="gr9" draw:text-style-name="P11" draw:layer="layout" svg:width="0.777cm" svg:height="0.806cm" svg:x="17.891cm" svg:y="6.417cm">
          <draw:text-box>
            <text:p text:style-name="P10"><text:span text:style-name="T5">1</text:span></text:p>
          </draw:text-box>
        </draw:frame>
        <draw:frame draw:style-name="gr9" draw:text-style-name="P11" draw:layer="layout" svg:width="0.777cm" svg:height="0.806cm" svg:x="12.938cm" svg:y="10.398cm">
          <draw:text-box>
            <text:p text:style-name="P10"><text:span text:style-name="T5">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36.093000000</meta:creation-date>
    <meta:generator>LibreOffice/6.0.6.2$Windows_X86_64 LibreOffice_project/0c292870b25a325b5ed35f6b45599d2ea4458e77</meta:generator>
    <dc:date>2018-09-13T22:21:17.103000000</dc:date>
    <meta:editing-duration>PT15M55S</meta:editing-duration>
    <meta:editing-cycles>5</meta:editing-cycles>
    <meta:document-statistic meta:object-count="16"/>
  </office:meta>
</office:document-meta>
</file>